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 style:text-autospace="none">
        <style:tab-stops>
          <style:tab-stop style:position="19.05cm" style:type="right"/>
        </style:tab-stops>
      </style:paragraph-properties>
      <style:text-properties fo:color="#000000" style:font-name="Segoe UI" fo:font-size="40pt" fo:text-shadow="none" style:text-underline-style="none" fo:font-weight="bold" style:font-size-asian="40pt" style:font-weight-asian="bold" style:font-size-complex="40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000000" style:font-name="Segoe UI" fo:font-size="40pt" fo:text-shadow="none" style:text-underline-style="none" fo:font-weight="bold" style:font-name-asian="Segoe UI" style:font-size-asian="40pt" style:font-weight-asian="bold" style:font-name-complex="Segoe UI" style:font-size-complex="40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000000" style:font-name="Segoe UI" fo:font-size="8.5pt" fo:text-shadow="1pt 1pt" style:text-underline-style="none" style:font-name-asian="Segoe UI" style:font-size-asian="8.5pt" style:font-name-complex="Segoe UI" style:font-size-complex="8.5pt"/>
    </style:style>
    <style:style style:name="T1" style:family="text">
      <style:text-properties fo:color="#000000" style:font-name="Segoe UI Semibold" fo:font-size="28pt" fo:language="en" fo:country="US" fo:text-shadow="none" style:text-underline-style="solid" style:text-underline-width="auto" style:text-underline-color="font-color" style:font-name-asian="Trebuchet MS" style:font-size-asian="28pt" style:language-asian="ar" style:country-asian="SA" style:font-weight-asian="bold" style:font-size-complex="28pt"/>
    </style:style>
    <style:style style:name="T2" style:family="text">
      <style:text-properties fo:color="#000000" style:font-name="Segoe UI1" fo:font-size="36pt" fo:language="en" fo:country="US" fo:text-shadow="none" fo:font-weight="bold" style:font-name-asian="Trebuchet MS" style:font-size-asian="36pt" style:language-asian="ar" style:country-asian="SA" style:font-weight-asian="bold" style:font-size-complex="36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1" fo:font-size="40pt" fo:language="en" fo:country="US" fo:font-style="normal" fo:text-shadow="none" style:text-underline-style="none" fo:font-weight="normal" style:letter-kerning="true" style:font-name-asian="Trebuchet MS" style:font-size-asian="40pt" style:language-asian="ar" style:country-asian="SA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1" fo:font-size="40pt" fo:language="en" fo:country="US" fo:font-style="normal" fo:text-shadow="none" style:text-underline-style="none" fo:font-weight="bold" style:letter-kerning="true" style:font-name-asian="Trebuchet MS" style:font-size-asian="40pt" style:language-asian="ar" style:country-asian="SA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1" fo:font-size="32pt" fo:language="en" fo:country="US" fo:font-style="normal" fo:text-shadow="1pt 1pt" style:text-underline-style="none" fo:font-weight="normal" style:letter-kerning="true" style:font-name-asian="Trebuchet MS" style:font-size-asian="32pt" style:language-asian="ar" style:country-asian="SA" style:font-style-asian="normal" style:font-weight-asian="bold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16pt" fo:language="en" fo:country="US" fo:font-style="normal" fo:text-shadow="1pt 1pt" style:text-underline-style="none" fo:font-weight="normal" style:letter-kerning="true" style:font-name-asian="Trebuchet MS" style:font-size-asian="16pt" style:language-asian="ar" style:country-asian="SA" style:font-style-asian="normal" style:font-weight-asian="bold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language="en" fo:country="US" fo:font-style="normal" fo:text-shadow="none" style:text-underline-style="none" fo:font-weight="normal" style:letter-kerning="true" style:font-name-asian="Trebuchet MS" style:font-size-asian="24pt" style:language-asian="ar" style:country-asian="SA" style:font-style-asian="normal" style:font-weight-asian="bold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Trebuchet MS" style:font-size-asian="28pt" style:language-asian="ar" style:country-asian="SA" style:font-style-asian="normal" style:font-weight-asian="bold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5.146cm" svg:height="3.444cm" svg:x="1.27cm" svg:y="0.762cm">
          <draw:text-box>
            <text:p text:style-name="P1"><text:span text:style-name="T1">HYMN #402</text:span></text:p>
            <text:p text:style-name="P1"><text:span text:style-name="T2">“</text:span><text:span text:style-name="T2">The Only Son from Heav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office:forms form:automatic-focus="false" form:apply-design-mode="false"/>
        <draw:frame draw:style-name="gr3" draw:text-style-name="P5" draw:layer="layout" svg:width="25.146cm" svg:height="7.755cm" svg:x="1.524cm" svg:y="0.657cm">
          <draw:text-box>
            <text:p text:style-name="P4"><text:span text:style-name="T3">1.</text:span><text:span text:style-name="T3"><text:tab/></text:span><text:span text:style-name="T4">The only Son from heaven,</text:span><text:span text:style-name="T4"><text:line-break/></text:span><text:span text:style-name="T4">Foretold by ancient seers,</text:span><text:span text:style-name="T4"><text:line-break/></text:span><text:span text:style-name="T4">By God the Father given,</text:span><text:span text:style-name="T4"><text:line-break/></text:span><text:span text:style-name="T4">In human form appea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office:forms form:automatic-focus="false" form:apply-design-mode="false"/>
        <draw:frame draw:style-name="gr4" draw:text-style-name="P6" draw:layer="layout" svg:width="24.892cm" svg:height="5.879cm" svg:x="1.524cm" svg:y="0.657cm">
          <draw:text-box>
            <text:p text:style-name="P4"><text:span text:style-name="T4">No sphere His light confining,</text:span><text:span text:style-name="T4"><text:line-break/></text:span><text:span text:style-name="T4">No star so brightly shining</text:span><text:span text:style-name="T4"><text:line-break/></text:span><text:span text:style-name="T4">As He, our Morning St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3" draw:text-style-name="P6" draw:layer="layout" svg:width="25.024cm" svg:height="7.755cm" svg:x="1.392cm" svg:y="0.961cm">
          <draw:text-box>
            <text:p text:style-name="P4"><text:span text:style-name="T3">2.</text:span><text:span text:style-name="T4"> O time of God appointed,</text:span></text:p>
            <text:p text:style-name="P4"><text:span text:style-name="T4">O bright and holy morn!</text:span><text:span text:style-name="T4"><text:line-break/></text:span><text:span text:style-name="T4">He comes, the king anointed,</text:span><text:span text:style-name="T4"><text:line-break/></text:span><text:span text:style-name="T4">The Christ, the virgin-bor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4" draw:text-style-name="P6" draw:layer="layout" svg:width="25.4cm" svg:height="5.879cm" svg:x="1.27cm" svg:y="0.657cm">
          <draw:text-box>
            <text:p text:style-name="P4"><text:span text:style-name="T4">Grim death to vanquish for us,</text:span><text:span text:style-name="T4"><text:line-break/></text:span><text:span text:style-name="T4">To open heav’n before us</text:span><text:span text:style-name="T4"><text:line-break/></text:span><text:span text:style-name="T4">And bring us life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office:forms form:automatic-focus="false" form:apply-design-mode="false"/>
        <draw:frame draw:style-name="gr3" draw:text-style-name="P6" draw:layer="layout" svg:width="25.4cm" svg:height="7.755cm" svg:x="1.27cm" svg:y="0.657cm">
          <draw:text-box>
            <text:p text:style-name="P4"><text:span text:style-name="T3">3. </text:span><text:span text:style-name="T4">O Lord, our hearts awaken</text:span><text:span text:style-name="T4"><text:line-break/></text:span><text:span text:style-name="T4">To know and love You more,</text:span><text:span text:style-name="T4"><text:line-break/></text:span><text:span text:style-name="T4">In faith to stand unshaken,</text:span><text:span text:style-name="T4"><text:line-break/></text:span><text:span text:style-name="T4">In spirit to ador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office:forms form:automatic-focus="false" form:apply-design-mode="false"/>
        <draw:frame draw:style-name="gr4" draw:text-style-name="P6" draw:layer="layout" svg:width="25.4cm" svg:height="5.879cm" svg:x="1.27cm" svg:y="0.657cm">
          <draw:text-box>
            <text:p text:style-name="P4"><text:span text:style-name="T4">That we, through this world moving,</text:span><text:span text:style-name="T4"><text:line-break/></text:span><text:span text:style-name="T4">Each glimpse of heaven proving,</text:span><text:span text:style-name="T4"><text:line-break/></text:span><text:span text:style-name="T4">May reap its fullness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office:forms form:automatic-focus="false" form:apply-design-mode="false"/>
        <draw:frame draw:style-name="gr3" draw:text-style-name="P8" draw:layer="layout" svg:width="25.4cm" svg:height="7.755cm" svg:x="1.27cm" svg:y="0.657cm">
          <draw:text-box>
            <text:p text:style-name="P7"><text:span text:style-name="T3">4. </text:span><text:span text:style-name="T4">O Father, here before You</text:span></text:p>
            <text:p text:style-name="P7"><text:span text:style-name="T4">With God the Holy Ghost</text:span></text:p>
            <text:p text:style-name="P7"><text:span text:style-name="T4">And Jesus, we adore You,</text:span></text:p>
            <text:p text:style-name="P7"><text:span text:style-name="T4">O pride of angel host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office:forms form:automatic-focus="false" form:apply-design-mode="false"/>
        <draw:frame draw:style-name="gr5" draw:text-style-name="P10" draw:layer="layout" svg:width="25.4cm" svg:height="13.764cm" svg:x="1.27cm" svg:y="0.657cm">
          <draw:text-box>
            <text:p text:style-name="P7"><text:span text:style-name="T4">Before You mortals lowly</text:span></text:p>
            <text:p text:style-name="P7"><text:span text:style-name="T4">Cry, “Holy, holy, holy,</text:span></text:p>
            <text:p text:style-name="P7"><text:span text:style-name="T4">O blessèd Trinity!”</text:span></text:p>
            <text:p text:style-name="P9"><text:span text:style-name="T5"><text:line-break/></text:span><text:span text:style-name="T5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5"><text:s text:c="4"/></text:span><text:span text:style-name="T7"><text:s text:c="6"/></text:span><text:span text:style-name="T8">Public domain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itmap_20_2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5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6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urch_25_20service_25_20template_25_2011AU13" style:display-name="church%20service%20template%2011AU13" style:page-layout-name="PM1" draw:style-name="Mdp2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3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3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1-08T10:24:59.263000000</meta:creation-date>
    <dc:date>2019-01-09T17:25:56.767000000</dc:date>
    <meta:editing-duration>PT11M16S</meta:editing-duration>
    <meta:editing-cycles>11</meta:editing-cycles>
    <meta:generator>LibreOffice/6.0.7.3$Windows_X86_64 LibreOffice_project/dc89aa7a9eabfd848af146d5086077aeed2ae4a5</meta:generator>
    <meta:document-statistic meta:object-count="167"/>
  </office:meta>
</office:document-meta>
</file>